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LELinks/_1415458630" manifest:media-type="application/vnd.sun.star.oleobjec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F8100000590440536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397cm" fo:margin-left="-0.199cm" fo:break-before="page" table:align="left" style:writing-mode="lr-tb"/>
    </style:style>
    <style:style style:name="Tableau2.A" style:family="table-column">
      <style:table-column-properties style:column-width="16.39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397cm" fo:margin-left="-0.199cm" table:align="left" style:writing-mode="lr-tb"/>
    </style:style>
    <style:style style:name="Tableau3.A" style:family="table-column">
      <style:table-column-properties style:column-width="16.3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212cm" fo:margin-bottom="0cm" style:contextual-spacing="false"/>
    </style:style>
    <style:style style:name="P2" style:family="paragraph" style:parent-style-name="Standard">
      <style:paragraph-properties fo:margin-top="0.212cm" fo:margin-bottom="0cm" style:contextual-spacing="false"/>
      <style:text-properties style:font-name="Arial" style:font-name-complex="Arial"/>
    </style:style>
    <style:style style:name="P3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P4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auto" style:text-underline-color="font-color" style:font-name-complex="Arial"/>
    </style:style>
    <style:style style:name="P5" style:family="paragraph" style:parent-style-name="Standard">
      <style:paragraph-properties fo:margin-top="0.212cm" fo:margin-bottom="0cm" style:contextual-spacing="false" style:snap-to-layout-grid="false"/>
      <style:text-properties style:font-name="Arial" fo:font-size="10pt" style:font-size-asian="10pt" style:font-name-complex="Helvetica" style:font-size-complex="10pt"/>
    </style:style>
    <style:style style:name="P6" style:family="paragraph" style:parent-style-name="Standard">
      <style:paragraph-properties fo:margin-top="0.212cm" fo:margin-bottom="0cm" style:contextual-spacing="false"/>
      <style:text-properties style:font-name="Arial" fo:font-style="normal" fo:font-weight="normal" style:font-name-complex="Arial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8" style:family="paragraph" style:parent-style-name="Standard">
      <style:paragraph-properties fo:margin-top="0.212cm" fo:margin-bottom="0cm" style:contextual-spacing="false"/>
      <style:text-properties officeooo:paragraph-rsid="0020e0e2"/>
    </style:style>
    <style:style style:name="P9" style:family="paragraph" style:parent-style-name="Standard">
      <style:paragraph-properties fo:margin-top="0.212cm" fo:margin-bottom="0cm" style:contextual-spacing="false"/>
      <style:text-properties style:text-underline-style="none" officeooo:paragraph-rsid="0020e0e2"/>
    </style:style>
    <style:style style:name="P10" style:family="paragraph" style:parent-style-name="Standard">
      <style:paragraph-properties fo:margin-top="0.212cm" fo:margin-bottom="0cm" style:contextual-spacing="false"/>
      <style:text-properties style:text-underline-style="none" officeooo:rsid="0021c3ba" officeooo:paragraph-rsid="0021c3ba"/>
    </style:style>
    <style:style style:name="P11" style:family="paragraph" style:parent-style-name="Standard">
      <style:paragraph-properties fo:margin-top="0.212cm" fo:margin-bottom="0cm" style:contextual-spacing="false" fo:break-before="page"/>
    </style:style>
    <style:style style:name="P12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13" style:family="paragraph" style:parent-style-name="Standard">
      <style:paragraph-properties fo:margin-left="0.635cm" fo:margin-right="0cm" fo:margin-top="0.212cm" fo:margin-bottom="0cm" style:contextual-spacing="false" fo:text-indent="0cm" style:auto-text-indent="false" style:snap-to-layout-grid="false"/>
      <style:text-properties style:font-name="Arial" style:font-name-complex="Arial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Header">
      <style:paragraph-properties fo:text-align="center" style:justify-single-word="false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1f3113" style:font-size-asian="14pt" style:font-weight-asian="bold" style:font-name-complex="Arial" style:font-size-complex="14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1f3113" style:font-name-complex="Arial"/>
    </style:style>
    <style:style style:name="T5" style:family="text">
      <style:text-properties style:font-name="Arial" officeooo:rsid="0020e0e2" style:font-name-complex="Arial"/>
    </style:style>
    <style:style style:name="T6" style:family="text">
      <style:text-properties style:font-name="Arial" officeooo:rsid="0021c3ba" style:font-name-complex="Arial"/>
    </style:style>
    <style:style style:name="T7" style:family="text">
      <style:text-properties style:font-name="Arial" officeooo:rsid="0022ad30" style:font-name-complex="Arial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T10" style:family="text">
      <style:text-properties style:font-name="Arial" style:text-underline-style="solid" style:text-underline-width="bold" style:text-underline-color="font-color" fo:font-weight="bold" officeooo:rsid="0020e0e2" style:font-weight-asian="bold" style:font-name-complex="Arial"/>
    </style:style>
    <style:style style:name="T11" style:family="text">
      <style:text-properties style:font-name="Arial" style:font-name-asian="Arial" style:font-name-complex="Arial"/>
    </style:style>
    <style:style style:name="T12" style:family="text">
      <style:text-properties style:font-name="Arial" style:text-underline-style="solid" style:text-underline-width="auto" style:text-underline-color="font-color" style:font-name-complex="Arial"/>
    </style:style>
    <style:style style:name="T13" style:family="text">
      <style:text-properties style:font-name="Arial" fo:font-style="normal" style:text-underline-style="solid" style:text-underline-width="bold" style:text-underline-color="font-color" fo:font-weight="normal" officeooo:rsid="0020e0e2" style:font-weight-asian="bold" style:font-name-complex="Arial"/>
    </style:style>
    <style:style style:name="T14" style:family="text">
      <style:text-properties style:font-name="Arial" fo:font-style="normal" fo:font-weight="normal" style:font-weight-asian="bold" style:font-name-complex="Arial"/>
    </style:style>
    <style:style style:name="T15" style:family="text">
      <style:text-properties style:font-name="Arial" fo:font-style="normal" fo:font-weight="normal" officeooo:rsid="0020e0e2" style:font-weight-asian="bold" style:font-name-complex="Arial"/>
    </style:style>
    <style:style style:name="T16" style:family="text">
      <style:text-properties style:font-name="Arial" fo:font-weight="bold" style:font-weight-asian="bold" style:font-name-complex="Arial"/>
    </style:style>
    <style:style style:name="T17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7"><text:span text:style-name="T1">Fiche d’anomalie N°</text:span><text:span text:style-name="T2">9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"><text:span text:style-name="T3">Date d’ouverture : </text:span><text:span text:style-name="T4">01/09/2015</text:span></text:p>
          </table:table-cell>
          <table:table-cell table:style-name="Tableau1.B2" office:value-type="string">
            <text:p text:style-name="P1"><text:span text:style-name="T3">Date de clôture : 4</text:span><text:bookmark text:name="_1418046982"/><text:bookmark text:name="_1415458630"/><text:bookmark text:name="_1410177184"/><text:bookmark text:name="_1410176768"/><field:fieldmark-start text:name="__Fieldmark__0_1188909642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1"><text:span text:style-name="T9">Description :</text:span><text:span text:style-name="T3"> </text:span><text:span text:style-name="T5">Après le lancement d'une cuisson, le système est instable, des bips de connexion / déconnexion USB sont émis.</text:span></text:p>
            <text:p text:style-name="P1"><text:span text:style-name="T3"/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1"><text:span text:style-name="T11"><text:s/></text:span><text:span text:style-name="T9">Constat :</text:span><text:span text:style-name="T3"> </text:span><text:span text:style-name="T5">Mesure de la température impossible.</text:span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8"><text:span text:style-name="T9">Analyse : </text:span></text:p>
            <text:p text:style-name="P9"><text:span text:style-name="T15">Electricité statique ?</text:span></text:p>
            <text:p text:style-name="P10"><text:span text:style-name="T15">V</text:span><text:span text:style-name="T14">oir explications https://www.google.fr/url?sa=t&amp;rct=j&amp;q=&amp;esrc=s&amp;source=web&amp;cd=2&amp;cad=rja&amp;uact=8&amp;ved=0CCsQFjABahUKEwiz-_vcvNPHAhUCuBQKHSMODZ4&amp;url=http%3A%2F%2Fforum.pcastuces.com%2Fport_usb__connexion_instable-f4s60864.htm&amp;ei=-FzkVbOfH4LwUqOctPAJ&amp;usg=AFQjCNHlssm0AVXfoLgVog0lSars98-qcA</text:span></text:p>
            <text:p text:style-name="P6"/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Standard"><text:span text:style-name="T9">Remède :</text:span><text:span text:style-name="T3"> D</text:span><text:span text:style-name="T6">éconnecter puis reconnecter la prise USB étiqueté SCAO</text:span></text:p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3"><text:span text:style-name="T3"/></text:p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4"><text:span text:style-name="T12"/></text:p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8"><text:span text:style-name="T9">Conclusion </text:span><text:span text:style-name="T3">: </text:span><text:span text:style-name="T7">Aucune explication satisfaisante - </text:span><text:span text:style-name="T6">Affaire à suivre</text:span></text:p>
          </table:table-cell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Standard"><text:span text:style-name="T3"/></text:p>
          </table:table-cell>
        </table:table-row>
        <table:table-row table:style-name="Tableau2.1">
          <table:table-cell table:style-name="Tableau2.A1" office:value-type="string">
            <text:p text:style-name="P3"><text:span text:style-name="T3"/></text:p>
          </table:table-cell>
        </table:table-row>
        <table:table-row table:style-name="Tableau2.1">
          <table:table-cell table:style-name="Tableau2.A1" office:value-type="string">
            <text:p text:style-name="P4"><text:span text:style-name="T12"/></text:p>
          </table:table-cell>
        </table:table-row>
        <table:table-row table:style-name="Tableau2.1">
          <table:table-cell table:style-name="Tableau2.A1" office:value-type="string">
            <text:p text:style-name="P1"><text:span text:style-name="T3"/></text:p>
          </table:table-cell>
        </table:table-row>
      </table:table>
      <text:p text:style-name="P2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5"/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1"><text:span text:style-name="T3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bottom="0.152cm" style:dynamic-spacing="true"/>
      </style:header-style>
      <style:footer-style>
        <style:header-footer-properties fo:min-height="0.25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1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regis/Données/SCAO/Projet_SCAO/Anomalies/Fiche d'anomalie N°9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5-08-31T16:00:32.139406643</dc:date>
    <meta:print-date>2015-08-31T16:00:51.038142909</meta:print-date>
    <meta:editing-cycles>4</meta:editing-cycles>
    <meta:editing-duration>PT9M40S</meta:editing-duration>
    <meta:generator>LibreOffice/4.2.8.2$Linux_X86_64 LibreOffice_project/420m0$Build-2</meta:generator>
    <meta:document-statistic meta:table-count="4" meta:image-count="1" meta:object-count="0" meta:page-count="2" meta:paragraph-count="13" meta:word-count="73" meta:character-count="764" meta:non-whitespace-character-count="703"/>
  </office:meta>
</office:document-meta>
</file>